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3399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ext-properties fo:color="#4472C4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D6DCE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F75B5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548235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548235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B050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B050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2F75B5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2F75B5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548235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548235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Porcentaje" style:data-style-name="N13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7030A0" fo:font-style="italic" style:font-style-asian="italic" style:font-style-complex="italic" fo:font-weight="bold" style:font-weight-asian="bold" style:font-weight-complex="bold"/>
    </style:style>
    <style:style style:name="ce55" style:family="table-cell" style:parent-style-name="Porcentaje" style:data-style-name="N13"/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2"/>
    <style:style style:name="ce6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31775cm" style:use-optimal-column-width="true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0.719666666666667cm"/>
    </style:style>
    <style:style style:name="co5" style:family="table-column">
      <style:table-column-properties fo:break-before="auto" style:column-width="2.10608333333333cm"/>
    </style:style>
    <style:style style:name="co6" style:family="table-column">
      <style:table-column-properties fo:break-before="auto" style:column-width="3.323166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38641666666667cm"/>
    </style:style>
    <style:style style:name="co10" style:family="table-column">
      <style:table-column-properties fo:break-before="auto" style:column-width="1.0795cm" style:use-optimal-column-width="true"/>
    </style:style>
    <style:style style:name="co11" style:family="table-column">
      <style:table-column-properties fo:break-before="auto" style:column-width="0.92075cm"/>
    </style:style>
    <style:style style:name="co12" style:family="table-column">
      <style:table-column-properties fo:break-before="auto" style:column-width="0.941916666666667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6672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27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C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table:number-columns-repeated="18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FIFO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0" table:style-name="ce1"/>
          <table:table-cell office:value-type="string" table:style-name="ce12">
            <text:p>P2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string" table:style-name="ce12">
            <text:p>P3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21" table:style-name="ce1"/>
          <table:table-cell office:value-type="float" office:value="6.5" table:formula="of:=AVERAGE([.V9:.V12])" table:style-name="ce14">
            <text:p>6,5</text:p>
          </table:table-cell>
          <table:table-cell office:value-type="float" office:value="2.5" table:formula="of:=AVERAGE([.W9:.W12])" table:style-name="ce15">
            <text:p>2,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SRTF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3" table:style-name="ce1"/>
          <table:table-cell table:number-columns-repeated="7" table:style-name="ce4"/>
          <table:table-cell office:value-type="string" table:style-name="ce12">
            <text:p>P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P2--&gt; 3 CPU</text:p>
          </table:table-cell>
          <table:table-cell table:number-columns-repeated="7" table:style-name="ce1"/>
          <table:table-cell table:number-columns-repeated="7" table:style-name="ce4"/>
          <table:table-cell office:value-type="string" table:style-name="ce12">
            <text:p>P3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table:number-columns-repeated="16" table:style-name="ce4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table:number-columns-repeated="16" table:style-name="ce4"/>
          <table:table-cell table:style-name="ce1"/>
          <table:table-cell office:value-type="float" office:value="6.25" table:formula="of:=AVERAGE([.V16:.V19])" table:style-name="ce14">
            <text:p>6,25</text:p>
          </table:table-cell>
          <table:table-cell office:value-type="float" office:value="2.25" table:formula="of:=AVERAGE([.W16:.W19])" table:style-name="ce15">
            <text:p>2,2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R-R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q=2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0" table:style-name="ce1"/>
          <table:table-cell office:value-type="string" table:style-name="ce12">
            <text:p>P1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1</text:p>
          </table:table-cell>
          <table:table-cell office:value-type="string" table:style-name="ce1">
            <text:p>P2</text:p>
          </table:table-cell>
          <table:table-cell table:number-columns-repeated="15" table:style-name="ce1"/>
          <table:table-cell office:value-type="string" table:style-name="ce12">
            <text:p>P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3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table:number-columns-repeated="14" table:style-name="ce1"/>
          <table:table-cell office:value-type="string" table:style-name="ce12">
            <text:p>P3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5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1</text:p>
          </table:table-cell>
          <table:table-cell table:number-columns-repeated="14" table:style-name="ce1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number-columns-repeated="18" table:style-name="ce1"/>
          <table:table-cell office:value-type="float" office:value="7" table:formula="of:=AVERAGE([.V24:.V27])" table:style-name="ce14">
            <text:p>7</text:p>
          </table:table-cell>
          <table:table-cell office:value-type="float" office:value="3" table:formula="of:=AVERAGE([.W24:.W27])" table:style-name="ce15">
            <text:p>3</text:p>
          </table:table-cell>
          <table:table-cell table:number-columns-repeated="16361"/>
        </table:table-row>
        <table:table-row table:number-rows-repeated="1048548" table:style-name="ro1">
          <table:table-cell table:number-columns-repeated="16384"/>
        </table:table-row>
      </table:table>
      <table:table table:name="TC0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8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61"/>
        </table:table-row>
        <table:table-row table:style-name="ro1">
          <table:table-cell table:number-columns-repeated="10" table:style-name="ce1"/>
          <table:table-cell office:value-type="string" table:number-columns-spanned="10" table:number-rows-spanned="1" table:style-name="ce56">
            <text:p>Completad :)</text:p>
          </table:table-cell>
          <table:covered-table-cell table:number-columns-repeated="9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1" table:style-name="ce1"/>
          <table:table-cell office:value-type="string" table:style-name="ce3">
            <text:p>R-R</text:p>
          </table:table-cell>
          <table:table-cell table:number-columns-repeated="16363" table:style-name="ce1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table:number-columns-repeated="10" table:style-name="ce17"/>
          <table:table-cell office:value-type="string" table:style-name="ce3">
            <text:p>q=2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1" table:style-name="ce1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1</text:p>
          </table:table-cell>
          <table:table-cell office:value-type="string" table:style-name="ce1">
            <text:p>P3</text:p>
          </table:table-cell>
          <table:table-cell table:number-columns-repeated="15" table:style-name="ce1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2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3" table:style-name="ce1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5" table:style-name="ce1"/>
          <table:table-cell office:value-type="float" office:value="0" table:formula="of:=AVERAGE([.V9:.V12])" table:style-name="ce14">
            <text:p>#¡DIV/0!</text:p>
          </table:table-cell>
          <table:table-cell office:value-type="float" office:value="0" table:formula="of:=AVERAGE([.W9:.W12])" table:style-name="ce15">
            <text:p>#¡DIV/0!</text:p>
          </table:table-cell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4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C03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1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59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7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FIFO</text:p>
          </table:table-cell>
          <table:table-cell table:number-columns-repeated="16361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string" table:style-name="ce12">
            <text:p>P1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4" table:style-name="ce1"/>
          <table:table-cell office:value-type="string" table:style-name="ce12">
            <text:p>P2</text:p>
          </table:table-cell>
          <table:table-cell office:value-type="float" office:value="11" table:style-name="ce13">
            <text:p>11</text:p>
          </table:table-cell>
          <table:table-cell office:value-type="float" office:value="9" table:style-name="ce13">
            <text:p>9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" table:style-name="ce1"/>
          <table:table-cell office:value-type="string" table:style-name="ce9">
            <text:p>P3</text:p>
          </table:table-cell>
          <table:table-cell table:number-columns-repeated="16" table:style-name="ce1"/>
          <table:table-cell office:value-type="string" table:style-name="ce12">
            <text:p>P3</text:p>
          </table:table-cell>
          <table:table-cell office:value-type="float" office:value="9" table:style-name="ce13">
            <text:p>9</text:p>
          </table:table-cell>
          <table:table-cell office:value-type="float" office:value="4" table:style-name="ce13">
            <text:p>4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9" table:style-name="ce1"/>
          <table:table-cell office:value-type="string" table:style-name="ce12">
            <text:p>P4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0" table:style-name="ce1"/>
          <table:table-cell office:value-type="float" office:value="10" table:formula="of:=AVERAGE([.X9:.X12])" table:style-name="ce14">
            <text:p>10</text:p>
          </table:table-cell>
          <table:table-cell office:value-type="float" office:value="5.5" table:formula="of:=AVERAGE([.Y9:.Y12])" table:style-name="ce15">
            <text:p>5,5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SRTF</text:p>
          </table:table-cell>
          <table:table-cell table:number-columns-repeated="16361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string" table:style-name="ce12">
            <text:p>P1</text:p>
          </table:table-cell>
          <table:table-cell office:value-type="float" office:value="7" table:style-name="ce13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6" table:style-name="ce1"/>
          <table:table-cell table:number-columns-repeated="8" table:style-name="ce4"/>
          <table:table-cell office:value-type="string" table:style-name="ce12">
            <text:p>P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table:style-name="ce5"/>
          <table:table-cell table:number-columns-repeated="2" table:style-name="ce1"/>
          <table:table-cell office:value-type="string" table:style-name="ce9">
            <text:p>P3</text:p>
          </table:table-cell>
          <table:table-cell table:number-columns-repeated="8" table:style-name="ce1"/>
          <table:table-cell table:number-columns-repeated="8" table:style-name="ce4"/>
          <table:table-cell office:value-type="string" table:style-name="ce12">
            <text:p>P3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3">
            <text:p>6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number-columns-repeated="18" table:style-name="ce4"/>
          <table:table-cell office:value-type="string" table:style-name="ce12">
            <text:p>P4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number-columns-repeated="18" table:style-name="ce4"/>
          <table:table-cell table:style-name="ce1"/>
          <table:table-cell office:value-type="float" office:value="8.75" table:formula="of:=AVERAGE([.X16:.X19])" table:style-name="ce14">
            <text:p>8,75</text:p>
          </table:table-cell>
          <table:table-cell office:value-type="float" office:value="4.25" table:formula="of:=AVERAGE([.Y16:.Y19])" table:style-name="ce15">
            <text:p>4,25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9">
            <text:p>P3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R-R</text:p>
          </table:table-cell>
          <table:table-cell table:number-columns-repeated="16361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q=2</text:p>
          </table:table-cell>
          <table:table-cell table:number-columns-repeated="16361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4" table:style-name="ce1"/>
          <table:table-cell office:value-type="string" table:style-name="ce12">
            <text:p>P1</text:p>
          </table:table-cell>
          <table:table-cell office:value-type="float" office:value="13" table:style-name="ce13">
            <text:p>13</text:p>
          </table:table-cell>
          <table:table-cell office:value-type="float" office:value="8" table:style-name="ce13">
            <text:p>8</text:p>
          </table:table-cell>
          <table:table-cell table:number-columns-repeated="16359"/>
        </table:table-row>
        <table:table-row table:style-name="ro1">
          <table:table-cell/>
          <table:table-cell table:number-columns-repeated="4" table:style-name="ce1"/>
          <table:table-cell office:value-type="string" table:style-name="ce9">
            <text:p>P3</text:p>
          </table:table-cell>
          <table:table-cell table:number-columns-repeated="16" table:style-name="ce1"/>
          <table:table-cell office:value-type="string" table:style-name="ce12">
            <text:p>P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59"/>
        </table:table-row>
        <table:table-row table:style-name="ro1">
          <table:table-cell/>
          <table:table-cell table:number-columns-repeated="21" table:style-name="ce1"/>
          <table:table-cell office:value-type="string" table:style-name="ce12">
            <text:p>P3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1">
            <text:p>La cola se atiende de derecha a izquierda</text:p>
          </table:table-cell>
          <table:table-cell table:style-name="ce1"/>
          <table:table-cell office:value-type="string" table:style-name="ce1">
            <text:p>T2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(escogemos el de menor uso de CPU para "desempatar")</text:p>
          </table:table-cell>
          <table:table-cell table:number-columns-repeated="14" table:style-name="ce1"/>
          <table:table-cell office:value-type="string" table:style-name="ce12">
            <text:p>P4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table:number-columns-repeated="1635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4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6" table:style-name="ce1"/>
          <table:table-cell office:value-type="float" office:value="11.5" table:formula="of:=AVERAGE([.X24:.X27])" table:style-name="ce14">
            <text:p>11,5</text:p>
          </table:table-cell>
          <table:table-cell office:value-type="float" office:value="7" table:formula="of:=AVERAGE([.Y24:.Y27])" table:style-name="ce15">
            <text:p>7</text:p>
          </table:table-cell>
          <table:table-cell table:number-columns-repeated="16359"/>
        </table:table-row>
        <table:table-row table:number-rows-repeated="1048548" table:style-name="ro1">
          <table:table-cell table:number-columns-repeated="16384"/>
        </table:table-row>
      </table:table>
      <table:table table:name="TC04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number-columns-repeated="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23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56"/>
        </table:table-row>
        <table:table-row table:style-name="ro1">
          <table:table-cell office:value-type="string" table:style-name="ce20">
            <text:p>P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20">
            <text:p>P5</text:p>
          </table:table-cell>
          <table:table-cell office:value-type="string" table:style-name="ce20">
            <text:p>P5</text:p>
          </table:table-cell>
          <table:table-cell table:number-columns-repeated="4" table:style-name="ce17"/>
          <table:table-cell office:value-type="string" table:style-name="ce3">
            <text:p>FIFO</text:p>
          </table:table-cell>
          <table:table-cell table:number-columns-repeated="16358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string" table:style-name="ce12">
            <text:p>P1</text:p>
          </table:table-cell>
          <table:table-cell office:value-type="float" office:value="11" table:style-name="ce13">
            <text:p>11</text:p>
          </table:table-cell>
          <table:table-cell office:value-type="float" office:value="9" table:style-name="ce13">
            <text:p>9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1"/>
          <table:table-cell office:value-type="string" table:style-name="ce12">
            <text:p>P2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number-columns-repeated="7" table:style-name="ce5"/>
          <table:table-cell table:number-columns-repeated="16" table:style-name="ce1"/>
          <table:table-cell office:value-type="string" table:style-name="ce12">
            <text:p>P3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2" table:style-name="ce1"/>
          <table:table-cell office:value-type="string" table:style-name="ce12">
            <text:p>P4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2" table:style-name="ce1"/>
          <table:table-cell office:value-type="string" table:style-name="ce12">
            <text:p>P5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3" table:style-name="ce1"/>
          <table:table-cell office:value-type="float" office:value="7.6" table:formula="of:=AVERAGE([.AA9:.AA13])" table:style-name="ce14">
            <text:p>7,6</text:p>
          </table:table-cell>
          <table:table-cell office:value-type="float" office:value="4.2" table:formula="of:=AVERAGE([.AB9:.AB13])" table:style-name="ce15">
            <text:p>4,2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20">
            <text:p>P5</text:p>
          </table:table-cell>
          <table:table-cell office:value-type="string" table:style-name="ce20">
            <text:p>P5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table:number-columns-repeated="4" table:style-name="ce17"/>
          <table:table-cell office:value-type="string" table:style-name="ce3">
            <text:p>SRTF</text:p>
          </table:table-cell>
          <table:table-cell table:number-columns-repeated="1635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4"/>
          <table:table-cell office:value-type="string" table:style-name="ce12">
            <text:p>P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2" table:style-name="ce5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4"/>
          <table:table-cell office:value-type="string" table:style-name="ce12">
            <text:p>P2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7" table:style-name="ce5"/>
          <table:table-cell table:number-columns-repeated="5" table:style-name="ce1"/>
          <table:table-cell table:number-columns-repeated="11" table:style-name="ce4"/>
          <table:table-cell office:value-type="string" table:style-name="ce12">
            <text:p>P3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T4 expulsa P3</text:p>
          </table:table-cell>
          <table:table-cell table:number-columns-repeated="21" table:style-name="ce4"/>
          <table:table-cell office:value-type="string" table:style-name="ce12">
            <text:p>P4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style-name="ce5"/>
          <table:table-cell office:value-type="string" table:style-name="ce1">
            <text:p>T10 expulsa P2</text:p>
          </table:table-cell>
          <table:table-cell table:number-columns-repeated="21" table:style-name="ce4"/>
          <table:table-cell office:value-type="string" table:style-name="ce12">
            <text:p>P5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style-name="ce5"/>
          <table:table-cell table:style-name="ce1"/>
          <table:table-cell table:number-columns-repeated="21" table:style-name="ce4"/>
          <table:table-cell table:style-name="ce1"/>
          <table:table-cell office:value-type="float" office:value="5.6" table:formula="of:=AVERAGE([.AA17:.AA21])" table:style-name="ce14">
            <text:p>5,6</text:p>
          </table:table-cell>
          <table:table-cell office:value-type="float" office:value="2.2000000000000002" table:formula="of:=AVERAGE([.AB17:.AB21])" table:style-name="ce15">
            <text:p>2,2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20">
            <text:p>P5</text:p>
          </table:table-cell>
          <table:table-cell office:value-type="string" table:style-name="ce20">
            <text:p>P5</text:p>
          </table:table-cell>
          <table:table-cell table:number-columns-repeated="4" table:style-name="ce17"/>
          <table:table-cell office:value-type="string" table:style-name="ce3">
            <text:p>R-R</text:p>
          </table:table-cell>
          <table:table-cell table:number-columns-repeated="1635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4"/>
          <table:table-cell office:value-type="string" table:style-name="ce3">
            <text:p>q=3</text:p>
          </table:table-cell>
          <table:table-cell table:number-columns-repeated="16358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1"/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/>
          <table:table-cell table:number-columns-repeated="23" table:style-name="ce1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3</text:p>
          </table:table-cell>
          <table:table-cell table:style-name="ce1"/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table:number-columns-repeated="18" table:style-name="ce1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4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9" table:style-name="ce1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5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9" table:style-name="ce1"/>
          <table:table-cell office:value-type="string" table:style-name="ce12">
            <text:p>P5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6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9" table:style-name="ce1"/>
          <table:table-cell office:value-type="float" office:value="0" table:formula="of:=AVERAGE([.AA26:.AA30])" table:style-name="ce14">
            <text:p>#¡DIV/0!</text:p>
          </table:table-cell>
          <table:table-cell office:value-type="float" office:value="0" table:formula="of:=AVERAGE([.AB26:.AB30])" table:style-name="ce15">
            <text:p>#¡DIV/0!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7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1">
            <text:p>T8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1">
            <text:p>T9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1">
            <text:p>T10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office:value-type="string" table:style-name="ce22">
            <text:p>T3</text:p>
          </table:table-cell>
          <table:table-cell office:value-type="string" table:style-name="ce22">
            <text:p>T6</text:p>
          </table:table-cell>
          <table:table-cell office:value-type="string" table:style-name="ce22">
            <text:p>T9</text:p>
          </table:table-cell>
          <table:table-cell office:value-type="string" table:style-name="ce22">
            <text:p>T11</text:p>
          </table:table-cell>
          <table:table-cell office:value-type="string" table:style-name="ce22">
            <text:p>T14</text:p>
          </table:table-cell>
          <table:table-cell office:value-type="string" table:style-name="ce22">
            <text:p>T15</text:p>
          </table:table-cell>
          <table:table-cell office:value-type="string" table:style-name="ce22">
            <text:p>T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3" table:style-name="ce21"/>
          <table:table-cell office:value-type="float" office:value="0" table:style-name="ce23">
            <text:p>0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table:style-name="ce21"/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0" table:style-name="ce23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" table:style-name="ce21"/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0" table:style-name="ce23">
            <text:p>0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23">
            <text:p>0</text:p>
          </table:table-cell>
          <table:table-cell table:number-columns-repeated="6" table:style-name="ce21"/>
          <table:table-cell table:number-columns-repeated="16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56"/>
        </table:table-row>
        <table:table-row table:style-name="ro1">
          <table:table-cell office:value-type="string" table:style-name="ce20">
            <text:p>P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table:number-columns-repeated="6" table:style-name="ce21"/>
          <table:table-cell office:value-type="float" office:value="0" table:style-name="ce23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20">
            <text:p>P5</text:p>
          </table:table-cell>
          <table:table-cell office:value-type="string" table:style-name="ce20">
            <text:p>P5</text:p>
          </table:table-cell>
          <table:table-cell table:number-columns-repeated="4" table:style-name="ce17"/>
          <table:table-cell office:value-type="string" table:style-name="ce3">
            <text:p>FIFO</text:p>
          </table:table-cell>
          <table:table-cell table:number-columns-repeated="16358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1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 table:style-name="ce1"/>
          <table:table-cell table:number-columns-repeated="4" table:style-name="ce5"/>
          <table:table-cell table:number-columns-repeated="2" table:style-name="ce1"/>
          <table:table-cell table:style-name="ce5"/>
          <table:table-cell table:number-columns-repeated="16" table:style-name="ce1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2" table:style-name="ce1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2" table:style-name="ce1"/>
          <table:table-cell office:value-type="string" table:style-name="ce12">
            <text:p>P5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23" table:style-name="ce1"/>
          <table:table-cell office:value-type="float" office:value="0" table:formula="of:=AVERAGE([.AA9:.AB13])" table:style-name="ce14">
            <text:p>#¡DIV/0!</text:p>
          </table:table-cell>
          <table:table-cell office:value-type="float" office:value="0" table:formula="of:=AVERAGE([.AB9:.AB12])" table:style-name="ce15">
            <text:p>#¡DIV/0!</text:p>
          </table:table-cell>
          <table:table-cell table:number-columns-repeated="1635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table:number-columns-repeated="11" table:style-name="ce17"/>
          <table:table-cell office:value-type="string" table:style-name="ce3">
            <text:p>SRTF</text:p>
          </table:table-cell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4"/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style-name="ce1"/>
          <table:table-cell table:number-columns-repeated="2" table:style-name="ce5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4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style-name="ce1"/>
          <table:table-cell table:number-columns-repeated="2"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number-columns-repeated="5" table:style-name="ce1"/>
          <table:table-cell table:number-columns-repeated="11" table:style-name="ce4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number-columns-repeated="21" table:style-name="ce4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number-columns-repeated="21" table:style-name="ce4"/>
          <table:table-cell office:value-type="string" table:style-name="ce12">
            <text:p>P5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number-columns-repeated="21" table:style-name="ce4"/>
          <table:table-cell table:style-name="ce1"/>
          <table:table-cell office:value-type="float" office:value="0" table:formula="of:=AVERAGE([.AA17:.AB21])" table:style-name="ce14">
            <text:p>#¡DIV/0!</text:p>
          </table:table-cell>
          <table:table-cell office:value-type="float" office:value="0" table:formula="of:=AVERAGE([.AB17:.AB20])" table:style-name="ce15">
            <text:p>#¡DIV/0!</text:p>
          </table:table-cell>
          <table:table-cell table:number-columns-repeated="16356"/>
        </table:table-row>
        <table:table-row table:style-name="ro1">
          <table:table-cell/>
          <table:table-cell table:style-name="ce1"/>
          <table:table-cell table:style-name="ce5"/>
          <table:table-cell table:number-columns-repeated="3" table:style-name="ce1"/>
          <table:table-cell office:value-type="string" table:style-name="ce24">
            <text:p>X</text:p>
          </table:table-cell>
          <table:table-cell table:number-columns-repeated="7" table:style-name="ce1"/>
          <table:table-cell office:value-type="string" table:style-name="ce25">
            <text:p>X</text:p>
          </table:table-cell>
          <table:table-cell table:number-columns-repeated="2" table:style-name="ce1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16365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9">
            <text:p>CPU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20">
            <text:p>P5</text:p>
          </table:table-cell>
          <table:table-cell office:value-type="string" table:style-name="ce20">
            <text:p>P5</text:p>
          </table:table-cell>
          <table:table-cell table:number-columns-repeated="4" table:style-name="ce17"/>
          <table:table-cell office:value-type="string" table:style-name="ce3">
            <text:p>R-R</text:p>
          </table:table-cell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table:style-name="ce5"/>
          <table:table-cell office:value-type="string" table:style-name="ce18">
            <text:p>Tim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4"/>
          <table:table-cell office:value-type="string" table:style-name="ce3">
            <text:p>q=3</text:p>
          </table:table-cell>
          <table:table-cell table:number-columns-repeated="1635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1">
            <text:p>P4</text:p>
          </table:table-cell>
          <table:table-cell table:style-name="ce5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table:number-columns-repeated="5" table:style-name="ce1"/>
          <table:table-cell office:value-type="string" table:style-name="ce20">
            <text:p>P5</text:p>
          </table:table-cell>
          <table:table-cell table:number-columns-repeated="10" table:style-name="ce1"/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number-columns-repeated="24" table:style-name="ce1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56"/>
        </table:table-row>
        <table:table-row table:style-name="ro2">
          <table:table-cell/>
          <table:table-cell office:value-type="string" table:number-columns-spanned="1" table:number-rows-spanned="3" table:style-name="ce57">
            <text:p>La cola se sirve<text:s/></text:p>
            <text:p>de derecha a izquierda</text:p>
          </table:table-cell>
          <table:table-cell table:style-name="ce1"/>
          <table:table-cell office:value-type="string" table:style-name="ce1">
            <text:p>T3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table:number-columns-repeated="19" table:style-name="ce1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covered-table-cell/>
          <table:table-cell table:style-name="ce1"/>
          <table:table-cell office:value-type="string" table:style-name="ce1">
            <text:p>T6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8" table:style-name="ce1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covered-table-cell/>
          <table:table-cell table:style-name="ce1"/>
          <table:table-cell office:value-type="string" table:style-name="ce1">
            <text:p>T11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table:number-columns-repeated="18" table:style-name="ce1"/>
          <table:table-cell office:value-type="string" table:style-name="ce12">
            <text:p>P5</text:p>
          </table:table-cell>
          <table:table-cell table:number-columns-repeated="2" table:style-name="ce13"/>
          <table:table-cell table:number-columns-repeated="16356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14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3</text:p>
          </table:table-cell>
          <table:table-cell table:number-columns-repeated="20" table:style-name="ce1"/>
          <table:table-cell office:value-type="float" office:value="0" table:formula="of:=AVERAGE([.AA26:.AB30])" table:style-name="ce14">
            <text:p>#¡DIV/0!</text:p>
          </table:table-cell>
          <table:table-cell office:value-type="float" office:value="0" table:formula="of:=AVERAGE([.AB26:.AB30])" table:style-name="ce15">
            <text:p>#¡DIV/0!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X--&gt; finaliza</text:p>
          </table:table-cell>
          <table:table-cell table:style-name="ce1"/>
          <table:table-cell office:value-type="string" table:style-name="ce1">
            <text:p>T15</text:p>
          </table:table-cell>
          <table:table-cell office:value-type="string" table:style-name="ce1">
            <text:p>P5</text:p>
          </table:table-cell>
          <table:table-cell table:number-columns-repeated="16379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TC05_FCFS" table:style-name="ta1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FCFS ALL QUEUES</text:p>
          </table:table-cell>
          <table:table-cell table:style-name="ce1"/>
          <table:table-cell office:value-type="string" table:style-name="ce12">
            <text:p>P1</text:p>
          </table:table-cell>
          <table:table-cell office:value-type="string" table:style-name="ce1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0" table:style-name="ce27">
            <text:p>0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1" table:style-name="ce27">
            <text:p>1</text:p>
          </table:table-cell>
          <table:table-cell table:number-columns-repeated="2" table:style-name="ce1"/>
          <table:table-cell office:value-type="string" table:style-name="ce31">
            <office:annotation draw:style-name="a0" svg:x="5.73333333333333in" svg:y="1.325in" svg:width="1.36666666666667in" svg:height="0.820833333333333in">
              <dc:creator>V</dc:creator>
              <text:p><text:span text:style-name="T4">V:</text:span><text:span text:style-name="T3"/></text:p>
              <text:p><text:span text:style-name="T3">Estado --&gt; waiting</text:span></text:p>
            </office:annotation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2" table:style-name="ce27">
            <text:p>2</text:p>
          </table:table-cell>
          <table:table-cell table:number-columns-repeated="2" table:style-name="ce1"/>
          <table:table-cell office:value-type="string" table:style-name="ce31">
            <office:annotation draw:style-name="a1" svg:x="5.73333333333333in" svg:y="1.525in" svg:width="1.36666666666667in" svg:height="0.820833333333333in">
              <dc:creator>V</dc:creator>
              <text:p><text:span text:style-name="T4">V:</text:span><text:span text:style-name="T3"/></text:p>
              <text:p><text:span text:style-name="T3">Estado --&gt; waiting</text:span></text:p>
            </office:annotation>
            <text:p>P1</text:p>
          </table:table-cell>
          <table:table-cell office:value-type="string" table:style-name="ce32">
            <text:p>P2</text:p>
          </table:table-cell>
          <table:table-cell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3" table:style-name="ce27">
            <text:p>3</text:p>
          </table:table-cell>
          <table:table-cell table:number-columns-repeated="2" table:style-name="ce1"/>
          <table:table-cell office:value-type="string" table:style-name="ce31">
            <office:annotation draw:style-name="a2" svg:x="5.73333333333333in" svg:y="1.725in" svg:width="1.36666666666667in" svg:height="0.820833333333333in">
              <dc:creator>V</dc:creator>
              <text:p><text:span text:style-name="T4">V:</text:span><text:span text:style-name="T3"/></text:p>
              <text:p><text:span text:style-name="T3">Estado --&gt; waiting</text:span></text:p>
            </office:annotation>
            <text:p>P1</text:p>
          </table:table-cell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4" table:style-name="ce27">
            <text:p>4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office:value-type="string" table:style-name="ce31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6" table:style-name="ce27">
            <text:p>6</text:p>
          </table:table-cell>
          <table:table-cell office:value-type="string" table:style-name="ce31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office:value-type="string" table:style-name="ce31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27">
            <text:p>9</text:p>
          </table:table-cell>
          <table:table-cell office:value-type="string" table:style-name="ce31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table:style-name="ce1"/>
          <table:table-cell office:value-type="string" table:style-name="ce34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table:number-columns-repeated="3" table:style-name="ce1"/>
          <table:table-cell office:value-type="string" table:style-name="ce33">
            <text:p>P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style-name="ce1"/>
          <table:table-cell office:value-type="string" table:style-name="ce34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69230769230769229" table:formula="of:=9/13" table:style-name="ce52">
            <text:p>69%</text:p>
          </table:table-cell>
          <table:table-cell table:number-columns-repeated="16376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TC05_RR" table:style-name="ta2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6" table:style-name="ce1"/>
          <table:table-cell office:value-type="string" table:number-columns-spanned="2" table:number-rows-spanned="1" table:style-name="ce59">
            <text:p>R-R q=2</text:p>
          </table:table-cell>
          <table:covered-table-cell/>
          <table:table-cell office:value-type="string" table:number-columns-spanned="2" table:number-rows-spanned="1" table:style-name="ce58">
            <text:p>FCFS</text:p>
          </table:table-cell>
          <table:covered-table-cell/>
          <table:table-cell table:number-columns-repeated="16374" table:style-name="ce1"/>
        </table:table-row>
        <table:table-row table:style-name="ro3">
          <table:table-cell office:value-type="string" table:style-name="ce1">
            <text:p>ROUND ROBIN FOR CPU</text:p>
          </table:table-cell>
          <table:table-cell table:style-name="ce1"/>
          <table:table-cell office:value-type="string" table:style-name="ce12">
            <text:p>P1</text:p>
          </table:table-cell>
          <table:table-cell office:value-type="string" table:style-name="ce12">
            <text:p>P2</text:p>
          </table:table-cell>
          <table:table-cell table:style-name="ce1"/>
          <table:table-cell office:value-type="string" table:style-name="ce38">
            <text:p>Time</text:p>
          </table:table-cell>
          <table:table-cell office:value-type="string" table:style-name="ce39">
            <text:p>Queue in CPU</text:p>
          </table:table-cell>
          <table:table-cell office:value-type="string" table:style-name="ce40">
            <text:p>Process in CPU</text:p>
          </table:table-cell>
          <table:table-cell office:value-type="string" table:style-name="ce41">
            <text:p>Queue Disc</text:p>
          </table:table-cell>
          <table:table-cell office:value-type="string" table:style-name="ce42">
            <text:p>Dis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Q=2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0" table:style-name="ce38">
            <text:p>0</text:p>
          </table:table-cell>
          <table:table-cell table:style-name="ce1"/>
          <table:table-cell office:value-type="string" table:style-name="ce36">
            <text:p>P1</text:p>
          </table:table-cell>
          <table:table-cell table:style-name="ce43"/>
          <table:table-cell office:value-type="string" table:style-name="ce37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1" table:style-name="ce38">
            <text:p>1</text:p>
          </table:table-cell>
          <table:table-cell table:number-columns-repeated="2" table:style-name="ce1"/>
          <table:table-cell office:value-type="string" table:style-name="ce44"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office:value-type="string" table:style-name="ce1">
            <text:p>FCFS OTHER QUEUES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2" table:style-name="ce38">
            <text:p>2</text:p>
          </table:table-cell>
          <table:table-cell table:number-columns-repeated="2" table:style-name="ce1"/>
          <table:table-cell office:value-type="string" table:style-name="ce44">
            <text:p>P1</text:p>
          </table:table-cell>
          <table:table-cell office:value-type="string" table:style-name="ce32">
            <text:p>P2</text:p>
          </table:table-cell>
          <table:table-cell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3" table:style-name="ce38">
            <text:p>3</text:p>
          </table:table-cell>
          <table:table-cell table:number-columns-repeated="2" table:style-name="ce1"/>
          <table:table-cell office:value-type="string" table:style-name="ce44">
            <text:p>P1</text:p>
          </table:table-cell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4" table:style-name="ce38">
            <text:p>4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6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38">
            <text:p>5</text:p>
          </table:table-cell>
          <table:table-cell office:value-type="string" table:style-name="ce45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6" table:style-name="ce38">
            <text:p>6</text:p>
          </table:table-cell>
          <table:table-cell office:value-type="string" table:style-name="ce45">
            <text:p>P2</text:p>
          </table:table-cell>
          <table:table-cell office:value-type="string" table:style-name="ce36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38">
            <text:p>7</text:p>
          </table:table-cell>
          <table:table-cell office:value-type="string" table:style-name="ce45">
            <text:p>P2</text:p>
          </table:table-cell>
          <table:table-cell office:value-type="string" table:style-name="ce36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38">
            <text:p>8</text:p>
          </table:table-cell>
          <table:table-cell office:value-type="string" table:style-name="ce45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38">
            <text:p>9</text:p>
          </table:table-cell>
          <table:table-cell table:style-name="ce1"/>
          <table:table-cell office:value-type="string" table:style-name="ce36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38">
            <text:p>10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6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38">
            <text:p>11</text:p>
          </table:table-cell>
          <table:table-cell table:number-columns-repeated="3" table:style-name="ce1"/>
          <table:table-cell office:value-type="string" table:style-name="ce36">
            <text:p>P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38">
            <text:p>1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69230769230769229" table:formula="of:=9/13" table:style-name="ce52">
            <text:p>69%</text:p>
          </table:table-cell>
          <table:table-cell table:number-columns-repeated="16376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TC05_RR2" table:style-name="ta2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2" table:style-name="ce6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R-R q=2</text:p>
          </table:table-cell>
          <table:table-cell office:value-type="string" table:style-name="ce1">
            <text:p>CPU</text:p>
          </table:table-cell>
          <table:table-cell office:value-type="string" table:style-name="ce12">
            <text:p>P1</text:p>
          </table:table-cell>
          <table:table-cell office:value-type="string" table:style-name="ce1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CFS</text:p>
          </table:table-cell>
          <table:table-cell office:value-type="string" table:style-name="ce1">
            <text:p>DISC</text:p>
          </table:table-cell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0" table:style-name="ce27">
            <text:p>0</text:p>
          </table:table-cell>
          <table:table-cell table:style-name="ce1"/>
          <table:table-cell office:value-type="string" table:style-name="ce46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1" table:style-name="ce27">
            <text:p>1</text:p>
          </table:table-cell>
          <table:table-cell table:style-name="ce1"/>
          <table:table-cell office:value-type="string" table:style-name="ce46">
            <text:p>P1</text:p>
          </table:table-cell>
          <table:table-cell table:style-name="ce48"/>
          <table:table-cell table:style-name="ce47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2" table:style-name="ce49">
            <text:p>2</text:p>
          </table:table-cell>
          <table:table-cell table:style-name="ce1"/>
          <table:table-cell office:value-type="string" table:style-name="ce46">
            <text:p>P1</text:p>
          </table:table-cell>
          <table:table-cell table:style-name="ce48"/>
          <table:table-cell office:value-type="string" table:style-name="ce50">
            <text:p>P2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3" table:style-name="ce27">
            <text:p>3</text:p>
          </table:table-cell>
          <table:table-cell office:value-type="string" table:style-name="ce48">
            <text:p>P2</text:p>
          </table:table-cell>
          <table:table-cell office:value-type="string" table:style-name="ce46">
            <text:p>P1</text:p>
          </table:table-cell>
          <table:table-cell table:style-name="ce48"/>
          <table:table-cell table:style-name="ce47"/>
          <table:table-cell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4" table:style-name="ce27">
            <text:p>4</text:p>
          </table:table-cell>
          <table:table-cell office:value-type="string" table:style-name="ce48">
            <text:p>P1</text:p>
          </table:table-cell>
          <table:table-cell office:value-type="string" table:style-name="ce50">
            <text:p>P2</text:p>
          </table:table-cell>
          <table:table-cell table:style-name="ce1"/>
          <table:table-cell table:style-name="ce46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table:style-name="ce48"/>
          <table:table-cell office:value-type="string" table:style-name="ce46">
            <text:p>P1</text:p>
          </table:table-cell>
          <table:table-cell table:style-name="ce1"/>
          <table:table-cell office:value-type="string" table:style-name="ce50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6" table:style-name="ce27">
            <text:p>6</text:p>
          </table:table-cell>
          <table:table-cell table:style-name="ce48"/>
          <table:table-cell table:style-name="ce46"/>
          <table:table-cell office:value-type="string" table:style-name="ce48">
            <text:p>P1</text:p>
          </table:table-cell>
          <table:table-cell office:value-type="string" table:style-name="ce50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table:style-name="ce48"/>
          <table:table-cell office:value-type="string" table:style-name="ce50">
            <text:p>P2</text:p>
          </table:table-cell>
          <table:table-cell table:style-name="ce1"/>
          <table:table-cell office:value-type="string" table:style-name="ce46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office:value-type="string" table:style-name="ce48">
            <text:p>P1</text:p>
          </table:table-cell>
          <table:table-cell office:value-type="string" table:style-name="ce50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27">
            <text:p>9</text:p>
          </table:table-cell>
          <table:table-cell office:value-type="string" table:style-name="ce48">
            <text:p>P2</text:p>
          </table:table-cell>
          <table:table-cell office:value-type="string" table:style-name="ce46">
            <text:p>P1</text:p>
          </table:table-cell>
          <table:table-cell table:style-name="ce1"/>
          <table:table-cell table:style-name="ce47"/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office:value-type="string" table:style-name="ce48">
            <text:p>P2</text:p>
          </table:table-cell>
          <table:table-cell office:value-type="string" table:style-name="ce46">
            <text:p>P1</text:p>
          </table:table-cell>
          <table:table-cell table:style-name="ce1"/>
          <table:table-cell table:style-name="ce46"/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office:value-type="string" table:style-name="ce48">
            <text:p>P1</text:p>
          </table:table-cell>
          <table:table-cell office:value-type="string" table:style-name="ce50">
            <text:p>P2</text:p>
          </table:table-cell>
          <table:table-cell table:style-name="ce1"/>
          <table:table-cell table:style-name="ce46"/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style-name="ce1"/>
          <table:table-cell office:value-type="string" table:style-name="ce46">
            <text:p>P1 - END</text:p>
          </table:table-cell>
          <table:table-cell table:style-name="ce1"/>
          <table:table-cell office:value-type="string" table:style-name="ce50">
            <text:p>P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3" table:style-name="ce27">
            <text:p>13</text:p>
          </table:table-cell>
          <table:table-cell table:style-name="ce1"/>
          <table:table-cell office:value-type="string" table:style-name="ce50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7"/>
          <table:table-cell table:number-columns-repeated="16378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TC06_FCFS" table:style-name="ta1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1" table:style-name="ce6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53">
            <text:p>FCFS ALL QUEUES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0" table:style-name="ce27">
            <text:p>0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3"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1" table:style-name="ce27">
            <text:p>1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2" table:style-name="ce27">
            <text:p>2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3" table:style-name="ce27">
            <text:p>3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4" table:style-name="ce27">
            <text:p>4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6" table:style-name="ce27">
            <text:p>6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table:number-columns-repeated="2"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27">
            <text:p>9</text:p>
          </table:table-cell>
          <table:table-cell table:style-name="ce1"/>
          <table:table-cell office:value-type="string" table:style-name="ce32">
            <text:p>P2 - end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table:number-columns-repeated="3"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table:style-name="ce1"/>
          <table:table-cell office:value-type="string" table:style-name="ce33">
            <text:p>P1 - end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83333333333333337" table:formula="of:=10/12" table:style-name="ce52">
            <text:p>83%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TC06_RR" table:style-name="ta2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1" table:style-name="ce6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53">
            <text:p>ROUND ROBIN FOR CPU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3">
            <text:p>Q=2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0" table:style-name="ce27">
            <text:p>0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style-name="ce53"/>
          <table:table-cell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1" table:style-name="ce27">
            <text:p>1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office:value-type="string" table:style-name="ce53">
            <text:p>FCFS OTHER QUEUES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2" table:style-name="ce27">
            <text:p>2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3"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3" table:style-name="ce27">
            <text:p>3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4" table:style-name="ce27">
            <text:p>4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6" table:style-name="ce27">
            <text:p>6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table:number-columns-repeated="2" table:style-name="ce1"/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27">
            <text:p>9</text:p>
          </table:table-cell>
          <table:table-cell table:style-name="ce1"/>
          <table:table-cell office:value-type="string" table:style-name="ce33">
            <text:p>P1 - end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table:number-columns-repeated="3"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table:style-name="ce1"/>
          <table:table-cell office:value-type="string" table:style-name="ce32">
            <text:p>P2 - end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83333333333333337" table:formula="of:=10/12" table:style-name="ce52">
            <text:p>83%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TC06_RR2" table:style-name="ta1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53">
            <text:p>ROUND ROBIN FOR CPU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office:value-type="string" table:style-name="ce53">
            <text:p>Q=2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0" table:style-name="ce27">
            <text:p>0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3"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style-name="ce53"/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1" table:style-name="ce27">
            <text:p>1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3">
            <text:p>FCFS OTHER QUEUES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2" table:style-name="ce27">
            <text:p>2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3" table:style-name="ce27">
            <text:p>3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4" table:style-name="ce27">
            <text:p>4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6" table:style-name="ce27">
            <text:p>6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8" table:style-name="ce27">
            <text:p>8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9" table:style-name="ce27">
            <text:p>9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10" table:style-name="ce27">
            <text:p>10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table:number-columns-repeated="2"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style-name="ce1"/>
          <table:table-cell office:value-type="string" table:style-name="ce32">
            <text:p>P2 - end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3" table:style-name="ce27">
            <text:p>13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14" table:style-name="ce27">
            <text:p>14</text:p>
          </table:table-cell>
          <table:table-cell table:number-columns-repeated="3" table:style-name="ce1"/>
          <table:table-cell office:value-type="string" table:style-name="ce33">
            <text:p>P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5" table:style-name="ce27">
            <text:p>15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16" table:style-name="ce27">
            <text:p>16</text:p>
          </table:table-cell>
          <table:table-cell table:style-name="ce1"/>
          <table:table-cell office:value-type="string" table:style-name="ce33">
            <text:p>P1 - e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88235294117647056" table:formula="of:=15/17" table:style-name="ce52">
            <text:p>88%</text:p>
          </table:table-cell>
          <table:table-cell table:number-columns-repeated="16376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TC07_FCFS" table:style-name="ta2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2" table:style-name="ce6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3</text:p>
          </table:table-cell>
          <table:table-cell office:value-type="float" office:value="3" table:style-name="ce6">
            <text:p>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3">
            <text:p>FCFS ALL QUEUES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office:value-type="string" table:style-name="ce54">
            <text:p>P3</text:p>
          </table:table-cell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office:value-type="float" office:value="0" table:style-name="ce27">
            <text:p>0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3"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office:value-type="float" office:value="1" table:style-name="ce27">
            <text:p>1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office:value-type="float" office:value="2" table:style-name="ce27">
            <text:p>2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office:value-type="float" office:value="3" table:style-name="ce27">
            <text:p>3</text:p>
          </table:table-cell>
          <table:table-cell office:value-type="string" table:style-name="ce54">
            <text:p>P3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office:value-type="float" office:value="4" table:style-name="ce27">
            <text:p>4</text:p>
          </table:table-cell>
          <table:table-cell table:style-name="ce1"/>
          <table:table-cell office:value-type="string" table:style-name="ce54">
            <text:p>P3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2" table:style-name="ce1"/>
          <table:table-cell office:value-type="string" table:style-name="ce1">
            <text:p>Queue Time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office:value-type="float" office:value="5" table:style-name="ce27">
            <text:p>5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54">
            <text:p>P3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office:value-type="float" office:value="6" table:style-name="ce27">
            <text:p>6</text:p>
          </table:table-cell>
          <table:table-cell table:style-name="ce1"/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office:value-type="string" table:style-name="ce54">
            <text:p>P3</text:p>
          </table:table-cell>
          <table:table-cell table:style-name="ce1"/>
          <table:table-cell office:value-type="string" table:style-name="ce32">
            <text:p>P2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office:value-type="float" office:value="7" table:style-name="ce27">
            <text:p>7</text:p>
          </table:table-cell>
          <table:table-cell table:style-name="ce1"/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office:value-type="string" table:style-name="ce54">
            <text:p>P3</text:p>
          </table:table-cell>
          <table:table-cell table:style-name="ce1"/>
          <table:table-cell office:value-type="string" table:style-name="ce54">
            <text:p>P3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table:number-columns-repeated="2" table:style-name="ce1"/>
          <table:table-cell office:value-type="string" table:style-name="ce33">
            <text:p><text:span text:style-name="T1">P2</text:span>, P1</text:p>
          </table:table-cell>
          <table:table-cell office:value-type="string" table:style-name="ce54">
            <text:p>P3</text:p>
          </table:table-cell>
          <table:table-cell table:style-name="ce1"/>
          <table:table-cell office:value-type="string" table:style-name="ce51">
            <text:p>Mean Queue (waiting) time</text:p>
          </table:table-cell>
          <table:table-cell office:value-type="float" office:value="3.6666666666666665" table:formula="of:=([.M11]+[.M12]+[.M13])/3" table:style-name="ce60">
            <text:p>3,67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float" office:value="9" table:style-name="ce27">
            <text:p>9</text:p>
          </table:table-cell>
          <table:table-cell table:style-name="ce1"/>
          <table:table-cell office:value-type="string" table:style-name="ce54">
            <text:p>P3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54">
            <text:p>P3</text:p>
          </table:table-cell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 - end</text:p>
          </table:table-cell>
          <table:table-cell table:style-name="ce1"/>
          <table:table-cell office:value-type="string" table:style-name="ce54">
            <text:p>P3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54">
            <text:p>P3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3" table:style-name="ce27">
            <text:p>13</text:p>
          </table:table-cell>
          <table:table-cell table:style-name="ce1"/>
          <table:table-cell office:value-type="string" table:style-name="ce54">
            <text:p>P3 - end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4" table:style-name="ce27">
            <text:p>14</text:p>
          </table:table-cell>
          <table:table-cell table:number-columns-repeated="3" table:style-name="ce1"/>
          <table:table-cell office:value-type="string" table:style-name="ce32">
            <text:p>P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5" table:style-name="ce27">
            <text:p>15</text:p>
          </table:table-cell>
          <table:table-cell table:style-name="ce1"/>
          <table:table-cell office:value-type="string" table:style-name="ce32">
            <text:p>P2 - e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27"/>
          <table:table-cell office:value-type="string" table:style-name="ce51">
            <text:p>CPU Usage</text:p>
          </table:table-cell>
          <table:table-cell office:value-type="percentage" office:value="0.875" table:formula="of:=14/16" table:style-name="ce52">
            <text:p>88%</text:p>
          </table:table-cell>
          <table:table-cell table:number-columns-repeated="16376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TC07_RR" table:style-name="ta2">
        <table:table-column table:style-name="co1" table:number-columns-repeated="2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P1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5">
            <text:p>P2</text:p>
          </table:table-cell>
          <table:table-cell office:value-type="float" office:value="0" table:style-name="ce6">
            <text:p>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53">
            <text:p>ROUND ROBIN FOR CPU</text:p>
          </table:table-cell>
          <table:table-cell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style-name="ce1"/>
          <table:table-cell office:value-type="string" table:style-name="ce27">
            <text:p>Time</text:p>
          </table:table-cell>
          <table:table-cell office:value-type="string" table:style-name="ce28">
            <text:p>Queue in CPU</text:p>
          </table:table-cell>
          <table:table-cell office:value-type="string" table:style-name="ce28">
            <text:p>Process in CPU</text:p>
          </table:table-cell>
          <table:table-cell office:value-type="string" table:style-name="ce29">
            <text:p>Queue Disc</text:p>
          </table:table-cell>
          <table:table-cell office:value-type="string" table:style-name="ce30">
            <text:p>Disc</text:p>
          </table:table-cell>
          <table:table-cell table:style-name="ce1"/>
          <table:table-cell office:value-type="string" table:number-columns-spanned="6" table:number-rows-spanned="2" table:style-name="ce62">
            <text:p>In case two or more processes compete for a resource at the same time, you must decide (in a reasoned way) which process will go first<text:s/></text:p>
            <text:p/>
          </table:table-cell>
          <table:covered-table-cell table:number-columns-repeated="5"/>
          <table:table-cell table:number-columns-repeated="16367"/>
        </table:table-row>
        <table:table-row table:style-name="ro1">
          <table:table-cell office:value-type="string" table:style-name="ce53">
            <text:p>Q=2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0" table:style-name="ce27">
            <text:p>0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3" table:style-name="ce1"/>
          <table:covered-table-cell/>
          <table:covered-table-cell table:number-columns-repeated="5"/>
          <table:table-cell table:number-columns-repeated="16367"/>
        </table:table-row>
        <table:table-row table:style-name="ro1">
          <table:table-cell table:style-name="ce53"/>
          <table:table-cell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1" table:style-name="ce27">
            <text:p>1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3">
            <text:p>FCFS OTHER QUEUES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2" table:style-name="ce27">
            <text:p>2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3" table:style-name="ce27">
            <text:p>3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4" table:style-name="ce27">
            <text:p>4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5" table:style-name="ce27">
            <text:p>5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6" table:style-name="ce27">
            <text:p>6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6">
            <text:p>Disc</text:p>
          </table:table-cell>
          <table:table-cell table:style-name="ce1"/>
          <table:table-cell office:value-type="float" office:value="7" table:style-name="ce27">
            <text:p>7</text:p>
          </table:table-cell>
          <table:table-cell office:value-type="string" table:style-name="ce32">
            <text:p>P2</text:p>
          </table:table-cell>
          <table:table-cell office:value-type="string" table:style-name="ce33">
            <text:p>P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26">
            <text:p>Disc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8" table:style-name="ce27">
            <text:p>8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CPU</text:p>
          </table:table-cell>
          <table:table-cell office:value-type="string" table:style-name="ce2">
            <text:p>CPU</text:p>
          </table:table-cell>
          <table:table-cell table:style-name="ce1"/>
          <table:table-cell office:value-type="float" office:value="9" table:style-name="ce27">
            <text:p>9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10" table:style-name="ce27">
            <text:p>10</text:p>
          </table:table-cell>
          <table:table-cell table:style-name="ce1"/>
          <table:table-cell office:value-type="string" table:style-name="ce33">
            <text:p>P1</text:p>
          </table:table-cell>
          <table:table-cell table:style-name="ce1"/>
          <table:table-cell office:value-type="string" table:style-name="ce32">
            <text:p>P2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1" table:style-name="ce27">
            <text:p>11</text:p>
          </table:table-cell>
          <table:table-cell table:number-columns-repeated="2" table:style-name="ce1"/>
          <table:table-cell office:value-type="string" table:style-name="ce33">
            <text:p>P1</text:p>
          </table:table-cell>
          <table:table-cell office:value-type="string" table:style-name="ce32">
            <text:p>P2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2" table:style-name="ce27">
            <text:p>12</text:p>
          </table:table-cell>
          <table:table-cell table:style-name="ce1"/>
          <table:table-cell office:value-type="string" table:style-name="ce32">
            <text:p>P2</text:p>
          </table:table-cell>
          <table:table-cell table:style-name="ce1"/>
          <table:table-cell office:value-type="string" table:style-name="ce33">
            <text:p>P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3" table:style-name="ce27">
            <text:p>13</text:p>
          </table:table-cell>
          <table:table-cell office:value-type="string" table:style-name="ce33">
            <text:p>P1</text:p>
          </table:table-cell>
          <table:table-cell office:value-type="string" table:style-name="ce32">
            <text:p>P2 - e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14" table:style-name="ce27">
            <text:p>14</text:p>
          </table:table-cell>
          <table:table-cell table:style-name="ce1"/>
          <table:table-cell office:value-type="string" table:style-name="ce33">
            <text:p>P1 <text:s/>- end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string" table:style-name="ce51">
            <text:p>CPU Usage</text:p>
          </table:table-cell>
          <table:table-cell office:value-type="percentage" office:value="0.93333333333333335" table:formula="of:=14/15" table:style-name="ce55">
            <text:p>93%</text:p>
          </table:table-cell>
          <table:table-cell table:number-columns-repeated="16376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V</meta:initial-creator>
    <dc:creator>V</dc:creator>
    <meta:creation-date>2020-11-29T20:31:36Z</meta:creation-date>
    <dc:date>2020-12-11T10:14:57Z</dc:date>
  </office:meta>
</office:document-meta>
</file>